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e5ca" draw:textarea-horizontal-align="justify" draw:textarea-vertical-align="middle" draw:auto-grow-height="false" fo:min-height="2.163cm" fo:min-width="6.485cm"/>
    </style:style>
    <style:style style:name="gr2" style:family="graphic" style:parent-style-name="standard">
      <style:graphic-properties draw:stroke="none" draw:fill-color="#ffe5ca" draw:textarea-horizontal-align="justify" draw:textarea-vertical-align="middle" draw:auto-grow-height="false" fo:min-height="3.052cm" fo:min-width="7.247cm"/>
    </style:style>
    <style:style style:name="gr3" style:family="graphic" style:parent-style-name="standard">
      <style:graphic-properties draw:stroke="none" draw:fill-color="#ffe5ca" draw:textarea-horizontal-align="justify" draw:textarea-vertical-align="middle" draw:auto-grow-height="false" fo:min-height="3.052cm" fo:min-width="6.485cm"/>
    </style:style>
    <style:style style:name="gr4" style:family="graphic" style:parent-style-name="objectwithoutfill">
      <style:graphic-properties svg:stroke-width="0.212cm" svg:stroke-color="#999999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-color="#ffe5ca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985cm" svg:height="2.413cm" svg:x="4.429cm" svg:y="2.651cm">
          <text:p text:style-name="P1">Fetch failed build IDs back to a certain date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985cm" svg:height="2.413cm" svg:x="4.302cm" svg:y="8.747cm">
          <text:p text:style-name="P1">Store those build IDs in database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7.747cm" svg:height="3.302cm" svg:x="3.794cm" svg:y="12.811cm">
          <text:p text:style-name="P1"><text:span text:style-name="T1">Query CircleCI</text:span></text:p>
          <text:p text:style-name="P1">for each build to</text:p>
          <text:p text:style-name="P1">determine the failure</text:p>
          <text:p text:style-name="P1">stage (if any)</text:p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6.985cm" svg:height="3.302cm" svg:x="15.605cm" svg:y="20.304cm">
          <text:p text:style-name="P1">Simultaneously,</text:p>
          <text:p text:style-name="P1">download the console</text:p>
          <text:p text:style-name="P1">log if available.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.985cm" svg:height="2.413cm" svg:x="13.065cm" svg:y="16.621cm">
          <text:p text:style-name="P1">Store the failure</text:p>
          <text:p text:style-name="P1">stage in database.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6.985cm" svg:height="2.413cm" svg:x="25.13cm" svg:y="20.685cm">
          <text:p text:style-name="P1">Store this log to disk.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7.921cm" svg:y1="5.064cm" svg:x2="7.794cm" svg:y2="8.747cm" draw:start-shape="id1" draw:end-shape="id2" draw:end-glue-point="0" svg:d="M7921 5064v1841h-127v1842" svg:viewBox="0 0 128 3684">
          <text:p/>
        </draw:connector>
        <draw:connector draw:style-name="gr4" draw:text-style-name="P3" draw:layer="layout" svg:x1="7.794cm" svg:y1="11.16cm" svg:x2="7.667cm" svg:y2="12.811cm" draw:start-shape="id2" draw:end-shape="id3" draw:end-glue-point="0" svg:d="M7794 11160v820h-127v831" svg:viewBox="0 0 128 1652">
          <text:p/>
        </draw:connector>
        <draw:connector draw:style-name="gr4" draw:text-style-name="P3" draw:layer="layout" svg:x1="7.667cm" svg:y1="16.113cm" svg:x2="13.065cm" svg:y2="17.827cm" draw:start-shape="id3" draw:start-glue-point="2" draw:end-shape="id4" svg:d="M7667 16113v1714h5398" svg:viewBox="0 0 5399 1715">
          <text:p/>
        </draw:connector>
        <draw:connector draw:style-name="gr4" draw:text-style-name="P3" draw:layer="layout" svg:x1="7.667cm" svg:y1="16.113cm" svg:x2="15.605cm" svg:y2="21.955cm" draw:start-shape="id3" draw:start-glue-point="2" draw:end-shape="id5" draw:end-glue-point="3" svg:d="M7667 16113v5842h7938" svg:viewBox="0 0 7939 5843">
          <text:p/>
        </draw:connector>
        <draw:connector draw:style-name="gr4" draw:text-style-name="P3" draw:layer="layout" svg:x1="22.59cm" svg:y1="21.955cm" svg:x2="25.13cm" svg:y2="21.891cm" draw:start-shape="id5" draw:start-glue-point="1" draw:end-shape="id6" svg:d="M22590 21955h1269v-64h1271" svg:viewBox="0 0 2541 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5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3T16:42:25.382350285</meta:creation-date>
    <dc:date>2019-04-23T16:58:09.894461678</dc:date>
    <meta:editing-duration>PT5M4S</meta:editing-duration>
    <meta:editing-cycles>3</meta:editing-cycles>
    <meta:generator>LibreOffice/6.0.7.3$Linux_X86_64 LibreOffice_project/00m0$Build-3</meta:generator>
    <meta:document-statistic meta:object-count="11"/>
  </office:meta>
</office:document-meta>
</file>